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ASSUNTO : <text:s/>THE <text:s text:c="2"/>FUN <text:s text:c="2"/>THEY <text:s text:c="2"/>HAD</text:p>
      <text:p text:style-name="P1"/>
      <text:p text:style-name="P1"/>
      <text:p text:style-name="P1"/>
      <text:p text:style-name="P2">The story is set in the year 2157 and the protagonist are two children: Margie, and Tommy.</text:p>
      <text:p text:style-name="P2">One day Tommy found a very old book by the XX century.</text:p>
      <text:p text:style-name="P2">They remain surprised by this real book, because in their lifes they have studied only on their telebooks, wich have millions of books behind it. While an old book had only ever the same static pages.</text:p>
      <text:p text:style-name="P2">The book talks about school and Margie was interested by this.</text:p>
      <text:p text:style-name="P2">But Margie hated his school.</text:p>
      <text:p text:style-name="P2"/>
      <text:p text:style-name="P2">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M58S</meta:editing-duration>
    <meta:editing-cycles>7</meta:editing-cycles>
    <meta:generator>OpenOffice/4.1.3$Win32 OpenOffice.org_project/413m1$Build-9783</meta:generator>
    <dc:date>2017-10-27T17:44:12.83</dc:date>
    <dc:creator>Cristian Borelli</dc:creator>
    <meta:document-statistic meta:table-count="0" meta:image-count="0" meta:object-count="0" meta:page-count="1" meta:paragraph-count="7" meta:word-count="88" meta:character-count="522"/>
    <meta:user-defined meta:name="Info 1"/>
    <meta:user-defined meta:name="Info 2"/>
    <meta:user-defined meta:name="Info 3"/>
    <meta:user-defined meta:name="Info 4"/>
  </office:meta>
</office:document-meta>
</file>